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1.012cm"/>
    </style:style>
    <style:style style:name="co17" style:family="table-column">
      <style:table-column-properties fo:break-before="auto" style:column-width="6.87cm"/>
    </style:style>
    <style:style style:name="co18" style:family="table-column">
      <style:table-column-properties fo:break-before="auto" style:column-width="1.681cm"/>
    </style:style>
    <style:style style:name="co19" style:family="table-column">
      <style:table-column-properties fo:break-before="auto" style:column-width="1.998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268cm"/>
    </style:style>
    <style:style style:name="co22" style:family="table-column">
      <style:table-column-properties fo:break-before="auto" style:column-width="1.346cm"/>
    </style:style>
    <style:style style:name="co23" style:family="table-column">
      <style:table-column-properties fo:break-before="auto" style:column-width="1.304cm"/>
    </style:style>
    <style:style style:name="co24" style:family="table-column">
      <style:table-column-properties fo:break-before="auto" style:column-width="1.348cm"/>
    </style:style>
    <style:style style:name="co25" style:family="table-column">
      <style:table-column-properties fo:break-before="auto" style:column-width="8.304cm"/>
    </style:style>
    <style:style style:name="co26" style:family="table-column">
      <style:table-column-properties fo:break-before="auto" style:column-width="2.133cm"/>
    </style:style>
    <style:style style:name="co27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75" style:family="table-cell" style:parent-style-name="Default" style:data-style-name="N4"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ext-properties fo:font-size="9pt" style:font-size-asian="9pt" style:font-size-complex="9pt"/>
    </style:style>
    <style:style style:name="ce41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/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36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12" style:family="table-cell" style:parent-style-name="Default" style:data-style-name="N104">
      <style:text-properties fo:font-size="10pt" style:font-size-asian="10pt" style:font-size-complex="10pt"/>
    </style:style>
    <style:style style:name="ce113" style:family="table-cell" style:parent-style-name="Default" style:data-style-name="N0">
      <style:text-properties fo:font-size="10pt" style:font-size-asian="10pt" style:font-size-complex="10pt"/>
    </style:style>
    <style:style style:name="ce114" style:family="table-cell" style:parent-style-name="Default" style:data-style-name="N126">
      <style:text-properties fo:font-size="10pt" style:font-size-asian="10pt" style:font-size-complex="10pt"/>
    </style:style>
    <style:style style:name="ce11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29">
      <style:text-properties fo:font-size="10pt" style:font-size-asian="10pt" style:font-size-complex="10pt"/>
    </style:style>
    <style:style style:name="ce118" style:family="table-cell" style:parent-style-name="Default" style:data-style-name="N126"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6436.8347791905" calcext:value-type="float">
            <text:p>26.436,83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07.84366666667" calcext:value-type="float">
            <text:p>2.307,84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83]" office:value-type="float" office:value="5896.41111252379" calcext:value-type="float">
            <text:p>5.896,41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85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7" office:value-type="string" calcext:value-type="string">
            <text:p>yazar</text:p>
          </table:table-cell>
          <table:table-cell table:style-name="ce97" office:value-type="string" calcext:value-type="string">
            <text:p>tüketim</text:p>
          </table:table-cell>
          <table:table-cell table:style-name="ce97" office:value-type="string" calcext:value-type="string">
            <text:p>birim fiyat</text:p>
          </table:table-cell>
          <table:table-cell table:style-name="ce99" office:value-type="string" calcext:value-type="string">
            <text:p>tutar</text:p>
          </table:table-cell>
        </table:table-row>
        <table:table-row table:style-name="ro1">
          <table:table-cell/>
          <table:table-cell table:style-name="ce58"/>
          <table:table-cell/>
          <table:table-cell table:style-name="ce98" table:number-columns-repeated="3"/>
          <table:table-cell table:style-name="ce84"/>
        </table:table-row>
        <table:table-row table:style-name="ro1">
          <table:table-cell/>
          <table:table-cell table:style-name="ce5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85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85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85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00"/>
        <table:table-column table:style-name="co11" table:number-columns-repeated="3" table:default-cell-style-name="Default"/>
        <table:table-column table:style-name="co11" table:default-cell-style-name="ce85"/>
        <table:table-row table:style-name="ro1">
          <table:table-cell/>
          <table:table-cell table:style-name="ce10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97" office:value-type="string" calcext:value-type="string">
            <text:p>kullanılabilir m3</text:p>
          </table:table-cell>
          <table:table-cell table:style-name="ce97" office:value-type="string" calcext:value-type="string">
            <text:p>alınan ton</text:p>
          </table:table-cell>
          <table:table-cell table:style-name="ce97" office:value-type="string" calcext:value-type="string">
            <text:p>tutar</text:p>
          </table:table-cell>
          <table:table-cell table:style-name="ce97" office:value-type="string" calcext:value-type="string">
            <text:p>birim fiyat</text:p>
          </table:table-cell>
          <table:table-cell table:style-name="ce99"/>
        </table:table-row>
        <table:table-row table:style-name="ro1">
          <table:table-cell/>
          <table:table-cell table:style-name="ce58"/>
          <table:table-cell office:value-type="string" calcext:value-type="string">
            <text:p>ilk yazar</text:p>
          </table:table-cell>
          <table:table-cell table:style-name="ce97"/>
          <table:table-cell table:style-name="ce98" table:number-columns-repeated="2"/>
          <table:table-cell table:style-name="ce84" table:number-columns-repeated="2"/>
        </table:table-row>
        <table:table-row table:style-name="ro1" table:number-rows-repeated="5">
          <table:table-cell/>
          <table:table-cell table:style-name="ce58"/>
          <table:table-cell table:number-columns-repeated="4"/>
          <table:table-cell table:style-name="ce84"/>
          <table:table-cell/>
        </table:table-row>
        <table:table-row table:style-name="ro1">
          <table:table-cell table:number-columns-repeated="6"/>
          <table:table-cell table:style-name="ce84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15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100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9799.3376966518" calcext:value-type="float">
            <text:p>29.799,34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53.61533333333" calcext:value-type="float">
            <text:p>2.353,62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102]" office:value-type="float" office:value="9213.14236331843" calcext:value-type="float">
            <text:p>9.213,14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2 Nisa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6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5"/>
        <table:table-column table:style-name="co23" table:default-cell-style-name="Default"/>
        <table:table-column table:style-name="co24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table:style-name="ce100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 29-ekim-2019 dolar kuru 5,77 TL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 office:value-type="string" calcext:value-type="string">
            <text:p>kiradan kalan</text:p>
          </table:table-cell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 ali balcıya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 office:value-type="string" calcext:value-type="string">
            <text:p>elektrikten kalan</text:p>
          </table:table-cell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style-name="ce52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style-name="ce52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40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style-name="ce52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41" office:value-type="string" calcext:value-type="string">
            <text:p><text:s/>2020 gecikme</text:p>
          </table:table-cell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style-name="ce52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40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style-name="ce52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<text:s/>++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42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style-name="ce52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0"/>
          <table:table-cell/>
          <table:table-cell table:style-name="ce52" table:formula="of:=[.E29]+[.D30]" office:value-type="float" office:value="21729.873101" calcext:value-type="float">
            <text:p>21.729,87</text:p>
          </table:table-cell>
          <table:table-cell table:style-name="ce52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40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style-name="ce52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 office:value-type="string" calcext:value-type="string">
            <text:p><text:s/>2021 gecikme</text:p>
          </table:table-cell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style-name="ce52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style-name="ce52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style-name="ce52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40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style-name="ce52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40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style-name="ce52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style-name="ce52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table:style-name="ce40"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style-name="ce52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Hacizli satış işlemi için (1000) mahkemeye</text:p>
          </table:table-cell>
          <table:table-cell table:style-name="ce40"/>
          <table:table-cell table:style-name="ce52" office:value-type="float" office:value="1000" calcext:value-type="float">
            <text:p>1.000,00</text:p>
          </table:table-cell>
          <table:table-cell table:style-name="ce52" table:formula="of:=[.E38]+[.D39]" office:value-type="float" office:value="41830.3344242462" calcext:value-type="float">
            <text:p>41.830,33</text:p>
          </table:table-cell>
          <table:table-cell table:style-name="ce52" table:formula="of:=[.F38]+[.D39]" office:value-type="float" office:value="36816.3344242462" calcext:value-type="float">
            <text:p>36.816,33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style-name="ce40" office:value-type="percentage" office:value="0.0725" calcext:value-type="percentage">
            <text:p>%7,25</text:p>
          </table:table-cell>
          <table:table-cell table:style-name="ce52" table:formula="of:=[.$E$33]*[.C40]" office:value-type="float" office:value="2342.48575275608" calcext:value-type="float">
            <text:p>2.342,49</text:p>
          </table:table-cell>
          <table:table-cell table:style-name="ce52" table:formula="of:=[.E39]+[.D40]" office:value-type="float" office:value="44172.8201770023" calcext:value-type="float">
            <text:p>44.172,82</text:p>
          </table:table-cell>
          <table:table-cell table:style-name="ce52" table:formula="of:=[.F39]+[.D40]" office:value-type="float" office:value="39158.8201770023" calcext:value-type="float">
            <text:p>39.158,82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style-name="ce40" office:value-type="percentage" office:value="0.0298" calcext:value-type="percentage">
            <text:p>%2,98</text:p>
          </table:table-cell>
          <table:table-cell table:style-name="ce52" table:formula="of:=[.$E$33]*[.C41]" office:value-type="float" office:value="962.842419753532" calcext:value-type="float">
            <text:p>962,84</text:p>
          </table:table-cell>
          <table:table-cell table:style-name="ce52" table:formula="of:=[.E40]+[.D41]" office:value-type="float" office:value="45135.6625967559" calcext:value-type="float">
            <text:p>45.135,66</text:p>
          </table:table-cell>
          <table:table-cell table:style-name="ce52" table:formula="of:=[.F40]+[.D41]" office:value-type="float" office:value="40121.6625967559" calcext:value-type="float">
            <text:p>40.121,66</text:p>
          </table:table-cell>
          <table:table-cell office:value-type="string" calcext:value-type="string">
            <text:p><text:s/>+++ 2022-6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table:number-columns-repeated="2"/>
          <table:table-cell table:style-name="ce52" table:formula="of:=[.E41]+[.D42]" office:value-type="float" office:value="45135.6625967559" calcext:value-type="float">
            <text:p>45.135,66</text:p>
          </table:table-cell>
          <table:table-cell table:style-name="ce52" table:formula="of:=[.F41]+[.D42]" office:value-type="float" office:value="40121.6625967559" calcext:value-type="float">
            <text:p>40.121,66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2"/>
          <table:table-cell table:style-name="ce52" table:formula="of:=[.E42]+[.D43]" office:value-type="float" office:value="45135.6625967559" calcext:value-type="float">
            <text:p>45.135,66</text:p>
          </table:table-cell>
          <table:table-cell table:style-name="ce52" table:formula="of:=[.F42]+[.D43]" office:value-type="float" office:value="40121.6625967559" calcext:value-type="float">
            <text:p>40.121,66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 – 750 usd </text:p>
          </table:table-cell>
          <table:table-cell table:style-name="ce70" office:value-type="float" office:value="750" calcext:value-type="float">
            <text:p>750</text:p>
          </table:table-cell>
          <table:table-cell/>
          <table:table-cell table:style-name="ce52" table:formula="of:=[.E43]+[.D44]" office:value-type="float" office:value="45135.6625967559" calcext:value-type="float">
            <text:p>45.135,66</text:p>
          </table:table-cell>
          <table:table-cell table:style-name="ce52" table:formula="of:=[.F43]+[.D44]" office:value-type="float" office:value="40121.6625967559" calcext:value-type="float">
            <text:p>40.121,66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750 * 17,28 TL/USD <text:s/>14-06-2022</text:p>
          </table:table-cell>
          <table:table-cell table:style-name="ce70" office:value-type="float" office:value="17.28" calcext:value-type="float">
            <text:p>17,28</text:p>
          </table:table-cell>
          <table:table-cell table:formula="of:=[.C44]*[.C45]" office:value-type="float" office:value="12960" calcext:value-type="float">
            <text:p>12960</text:p>
          </table:table-cell>
          <table:table-cell table:style-name="ce52" table:formula="of:=[.E44]+[.D45]" office:value-type="float" office:value="58095.6625967559" calcext:value-type="float">
            <text:p>58.095,66</text:p>
          </table:table-cell>
          <table:table-cell table:style-name="ce52" table:formula="of:=[.F44]+[.D45]" office:value-type="float" office:value="53081.6625967559" calcext:value-type="float">
            <text:p>53.081,6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6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50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3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9" table:style-name="ta1">
        <table:table-column table:style-name="co25" table:default-cell-style-name="Default"/>
        <table:table-column table:style-name="co26" table:default-cell-style-name="ce68"/>
        <table:table-column table:style-name="co27" table:default-cell-style-name="Default"/>
        <table:table-column table:style-name="co11" table:number-columns-repeated="2" table:default-cell-style-name="Default"/>
        <table:table-row table:style-name="ro1">
          <table:table-cell table:style-name="ce106"/>
          <table:table-cell table:style-name="ce111"/>
          <table:table-cell table:style-name="ce106" table:number-columns-repeated="3"/>
        </table:table-row>
        <table:table-row table:style-name="ro1">
          <table:table-cell table:style-name="ce107" office:value-type="string" calcext:value-type="string">
            <text:p>DURSUN DURMUŞ 2022 HESAP</text:p>
          </table:table-cell>
          <table:table-cell table:style-name="ce111"/>
          <table:table-cell table:style-name="ce106" table:number-columns-repeated="3"/>
        </table:table-row>
        <table:table-row table:style-name="ro1">
          <table:table-cell table:style-name="ce108"/>
          <table:table-cell table:style-name="ce106" table:number-columns-repeated="2"/>
          <table:table-cell table:style-name="ce119" office:value-type="string" calcext:value-type="string">
            <text:p>BAKİYE</text:p>
          </table:table-cell>
          <table:table-cell table:style-name="ce106"/>
        </table:table-row>
        <table:table-row table:style-name="ro1">
          <table:table-cell table:style-name="ce106" office:value-type="string" calcext:value-type="string">
            <text:p>2018 kira bedeli</text:p>
          </table:table-cell>
          <table:table-cell table:style-name="ce106"/>
          <table:table-cell table:style-name="ce116" office:value-type="currency" office:currency="TRY" office:value="25000" calcext:value-type="currency">
            <text:p>₺25.000,00</text:p>
          </table:table-cell>
          <table:table-cell table:style-name="ce112" office:value-type="currency" office:currency="TRY" office:value="25000" calcext:value-type="currency">
            <text:p>₺25.000,00</text:p>
          </table:table-cell>
          <table:table-cell table:style-name="ce106"/>
        </table:table-row>
        <table:table-row table:style-name="ro1">
          <table:table-cell table:style-name="ce106" office:value-type="string" calcext:value-type="string">
            <text:p>2018 ödeme</text:p>
          </table:table-cell>
          <table:table-cell table:style-name="ce106"/>
          <table:table-cell table:style-name="ce134" office:value-type="currency" office:currency="TRY" office:value="-25000" calcext:value-type="currency">
            <text:p>₺ -25.000,00</text:p>
          </table:table-cell>
          <table:table-cell table:style-name="ce112" table:formula="of:=[.D4]+[.C5]" office:value-type="currency" office:currency="TRY" office:value="0" calcext:value-type="currency">
            <text:p>₺0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kira bedeli </text:p>
          </table:table-cell>
          <table:table-cell table:style-name="ce106"/>
          <table:table-cell table:style-name="ce116" office:value-type="currency" office:currency="TRY" office:value="30645" calcext:value-type="currency">
            <text:p>₺30.645,00</text:p>
          </table:table-cell>
          <table:table-cell table:style-name="ce112" office:value-type="currency" office:currency="TRY" office:value="30645" calcext:value-type="currency">
            <text:p>₺30.645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nisan ödeme</text:p>
          </table:table-cell>
          <table:table-cell table:style-name="ce106"/>
          <table:table-cell table:style-name="ce134" office:value-type="currency" office:currency="TRY" office:value="-18500" calcext:value-type="currency">
            <text:p>₺ -18.500,00</text:p>
          </table:table-cell>
          <table:table-cell table:style-name="ce112" table:formula="of:=[.D6]+[.C7]" office:value-type="currency" office:currency="TRY" office:value="12145" calcext:value-type="currency">
            <text:p>₺12.145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haziran ödeme</text:p>
          </table:table-cell>
          <table:table-cell table:style-name="ce106"/>
          <table:table-cell table:style-name="ce134" office:value-type="currency" office:currency="TRY" office:value="-5000" calcext:value-type="currency">
            <text:p>₺ -5.000,00</text:p>
          </table:table-cell>
          <table:table-cell table:style-name="ce112" table:formula="of:=[.D7]+[.C8]" office:value-type="currency" office:currency="TRY" office:value="7145" calcext:value-type="currency">
            <text:p>₺7.145,00</text:p>
          </table:table-cell>
          <table:table-cell table:style-name="ce106"/>
        </table:table-row>
        <table:table-row table:style-name="ro1">
          <table:table-cell table:style-name="ce109" office:value-type="string" calcext:value-type="string">
            <text:p>Kasım 2020 1 aylık kira bedeli</text:p>
          </table:table-cell>
          <table:table-cell table:style-name="ce106"/>
          <table:table-cell table:style-name="ce116" office:value-type="currency" office:currency="TRY" office:value="3014" calcext:value-type="currency">
            <text:p>₺3.014,00</text:p>
          </table:table-cell>
          <table:table-cell table:style-name="ce112" table:formula="of:=[.D8]+[.C9]" office:value-type="currency" office:currency="TRY" office:value="10159" calcext:value-type="currency">
            <text:p>₺10.159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Aralık 2020 16 günlük kira bedeli</text:p>
          </table:table-cell>
          <table:table-cell table:style-name="ce106"/>
          <table:table-cell table:style-name="ce116" office:value-type="currency" office:currency="TRY" office:value="1610" calcext:value-type="currency">
            <text:p>₺1.610,00</text:p>
          </table:table-cell>
          <table:table-cell table:style-name="ce112" table:formula="of:=[.D9]+[.C10]" office:value-type="currency" office:currency="TRY" office:value="11769" calcext:value-type="currency">
            <text:p>₺11.769,00</text:p>
          </table:table-cell>
          <table:table-cell table:style-name="ce106"/>
        </table:table-row>
        <table:table-row table:style-name="ro1">
          <table:table-cell table:style-name="ce108"/>
          <table:table-cell table:style-name="ce106"/>
          <table:table-cell table:style-name="ce116"/>
          <table:table-cell table:style-name="ce106" table:number-columns-repeated="2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kiradan kalan</text:p>
          </table:table-cell>
          <table:table-cell table:style-name="ce112" office:value-type="currency" office:currency="TRY" office:value="11769" calcext:value-type="currency">
            <text:p>₺11.769,00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3]/[.C25]" office:value-type="float" office:value="3.90477770404778" calcext:value-type="float">
            <text:p>3,90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elektrikten kalan</text:p>
          </table:table-cell>
          <table:table-cell table:style-name="ce112" office:value-type="currency" office:currency="TRY" office:value="3752.33" calcext:value-type="currency">
            <text:p>₺3.752,33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4]/[.C25]" office:value-type="float" office:value="1.24496682149967" calcext:value-type="float">
            <text:p>1,24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tahliyeden kalan</text:p>
          </table:table-cell>
          <table:table-cell table:style-name="ce112" office:value-type="currency" office:currency="TRY" office:value="3885" calcext:value-type="currency">
            <text:p>₺3.885,00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5]/[.C25]" office:value-type="float" office:value="1.28898473788985" calcext:value-type="float">
            <text:p>1,29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borca karşılık gelen toplam ödenmeyen kira </text:p>
          </table:table-cell>
          <table:table-cell table:style-name="ce113"/>
          <table:table-cell table:style-name="ce106"/>
          <table:table-cell table:style-name="ce118" table:formula="of:=SUM([.D13:.D15])" office:value-type="float" office:value="6.43872926343729" calcext:value-type="float">
            <text:p>6,44 ay</text:p>
          </table:table-cell>
          <table:table-cell table:style-name="ce106"/>
        </table:table-row>
        <table:table-row table:style-name="ro1">
          <table:table-cell table:style-name="ce107"/>
          <table:table-cell table:style-name="ce113"/>
          <table:table-cell table:style-name="ce118"/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6,44 ay kalan kira * mayıs 2022 aylık 5869,81 TL</text:p>
          </table:table-cell>
          <table:table-cell table:style-name="ce114" office:value-type="float" office:value="6.44" calcext:value-type="float">
            <text:p>6,44 ay</text:p>
          </table:table-cell>
          <table:table-cell table:style-name="ce74" table:formula="of:=[.C28]" office:value-type="currency" office:currency="TRY" office:value="5869.81311271709" calcext:value-type="currency">
            <text:p>₺5.869,81</text:p>
          </table:table-cell>
          <table:table-cell table:style-name="ce112" table:formula="of:=[.D16]*[.C18]" office:value-type="currency" office:currency="TRY" office:value="37794.1374597595" calcext:value-type="currency">
            <text:p>₺37.794,14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mahkemeye yatan</text:p>
          </table:table-cell>
          <table:table-cell table:style-name="ce113"/>
          <table:table-cell/>
          <table:table-cell table:style-name="ce112" office:value-type="currency" office:currency="TRY" office:value="1000" calcext:value-type="currency">
            <text:p>₺1.000,00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bugünkü kira bedeli üzerinden kalan borç</text:p>
          </table:table-cell>
          <table:table-cell table:style-name="ce113"/>
          <table:table-cell/>
          <table:table-cell table:style-name="ce61" table:formula="of:=SUM([.D18:.D19])" office:value-type="currency" office:currency="TRY" office:value="38794.1374597595" calcext:value-type="currency">
            <text:p>₺38.794,14</text:p>
          </table:table-cell>
          <table:table-cell table:style-name="ce106"/>
        </table:table-row>
        <table:table-row table:style-name="ro1" table:number-rows-repeated="2">
          <table:table-cell table:style-name="ce106"/>
          <table:table-cell table:style-name="ce111"/>
          <table:table-cell table:style-name="ce106" table:number-columns-repeated="3"/>
        </table:table-row>
        <table:table-row table:style-name="ro1">
          <table:table-cell table:style-name="ce108"/>
          <table:table-cell table:style-name="ce106"/>
          <table:table-cell table:style-name="ce119" office:value-type="string" calcext:value-type="string">
            <text:p>Yıllara göre artışlar ve </text:p>
          </table:table-cell>
          <table:table-cell table:style-name="ce106" table:number-columns-repeated="2"/>
        </table:table-row>
        <table:table-row table:style-name="ro1">
          <table:table-cell table:style-name="ce108"/>
          <table:table-cell table:style-name="ce106"/>
          <table:table-cell table:style-name="ce116" office:value-type="string" calcext:value-type="string">
            <text:p>aylık kira bedeli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19 <text:s/>aylık kira bedeli</text:p>
          </table:table-cell>
          <table:table-cell table:style-name="ce106"/>
          <table:table-cell table:style-name="ce112" office:value-type="currency" office:currency="TRY" office:value="3014" calcext:value-type="currency">
            <text:p>₺3.014,00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20 aylık kira bedeli</text:p>
          </table:table-cell>
          <table:table-cell table:style-name="ce111" office:value-type="percentage" office:value="0.1189" calcext:value-type="percentage">
            <text:p>%11,89</text:p>
          </table:table-cell>
          <table:table-cell table:style-name="ce112" table:formula="of:=[.C25]+([.C25]*[.B26])" office:value-type="currency" office:currency="TRY" office:value="3372.3646" calcext:value-type="currency">
            <text:p>₺3.372,36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21 aylık kira bedeli</text:p>
          </table:table-cell>
          <table:table-cell table:style-name="ce111" office:value-type="percentage" office:value="0.1989" calcext:value-type="percentage">
            <text:p>%19,89</text:p>
          </table:table-cell>
          <table:table-cell table:style-name="ce112" table:formula="of:=[.C26]+([.C26]*[.B27])" office:value-type="currency" office:currency="TRY" office:value="4043.12791894" calcext:value-type="currency">
            <text:p>₺4.043,13</text:p>
          </table:table-cell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2022 5. ay aylık kira bedeli</text:p>
          </table:table-cell>
          <table:table-cell table:style-name="ce115" office:value-type="percentage" office:value="0.4518" calcext:value-type="percentage">
            <text:p>%45,18</text:p>
          </table:table-cell>
          <table:table-cell table:style-name="ce61" table:formula="of:=[.C27]+([.C27]*[.B28])" office:value-type="currency" office:currency="TRY" office:value="5869.81311271709" calcext:value-type="currency">
            <text:p>₺5.869,81</text:p>
          </table:table-cell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2022 6. ay aylık kira bedeli</text:p>
          </table:table-cell>
          <table:table-cell table:style-name="ce115" office:value-type="percentage" office:value="0.03" calcext:value-type="percentage">
            <text:p>%3,00</text:p>
          </table:table-cell>
          <table:table-cell table:style-name="ce61" table:formula="of:=[.C28]+([.C28]*[.B29])" office:value-type="currency" office:currency="TRY" office:value="6045.9075060986" calcext:value-type="currency">
            <text:p>₺6.045,91</text:p>
          </table:table-cell>
          <table:table-cell table:style-name="ce106" table:number-columns-repeated="2"/>
        </table:table-row>
        <table:table-row table:style-name="ro1" table:number-rows-repeated="21">
          <table:table-cell table:style-name="ce106"/>
          <table:table-cell table:style-name="ce111"/>
          <table:table-cell table:style-name="ce106" table:number-columns-repeated="3"/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%</number:text>
    </number:percentage-style>
    <number:percentage-style style:name="N124">
      <number:number number:decimal-places="3" number:min-decimal-places="3" number:min-integer-digits="1"/>
      <number:text>%</number:text>
    </number:percentage-style>
    <number:number-style style:name="N125">
      <number:number number:decimal-places="2" number:min-decimal-places="2" number:min-integer-digits="1" number:grouping="true"/>
      <number:text> ay</number:text>
    </number:number-style>
    <number:number-style style:name="N126">
      <number:number number:decimal-places="2" number:min-decimal-places="2" number:min-integer-digits="1"/>
      <number:text> ay</number:text>
    </number:number-style>
    <number:number-style style:name="N127">
      <number:text> /   </number:text>
      <number:number number:decimal-places="2" number:min-decimal-places="2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 style:data-style-name="N2" text:time-value="11:03:09.359128278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6-15T14:03:45.219914827</dc:date>
    <meta:editing-duration>P1DT3H39M24S</meta:editing-duration>
    <meta:editing-cycles>65</meta:editing-cycles>
    <meta:generator>LibreOffice/7.2.7.2$Linux_X86_64 LibreOffice_project/20$Build-2</meta:generator>
    <meta:print-date>2022-06-15T11:06:09.901069692</meta:print-date>
    <meta:document-statistic meta:table-count="9" meta:cell-count="983" meta:object-count="0"/>
  </office:meta>
</office:document-meta>
</file>